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A260000065AA15A98761543D762.jpg" manifest:media-type="image/jpeg"/>
  <manifest:file-entry manifest:full-path="Pictures/10000201000004F20000014DECD2904D88868E1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New" svg:font-family="'Courier New'" style:font-adornments="Normal" style:font-family-generic="modern" style:font-pitch="fixed"/>
    <style:font-face style:name="Clarendon LT Std" svg:font-family="'Clarendon LT Std'" style:font-adornments="Bold" style:font-pitch="variable"/>
    <style:font-face style:name="Helvetica-Black" svg:font-family="Helvetica-Black" style:font-adornments="Negra cursiva" style:font-pitch="variable"/>
    <style:font-face style:name="Helvetica-Compressed" svg:font-family="Helvetica-Compressed" style:font-adornments="Roman" style:font-pitch="variable"/>
    <style:font-face style:name="Helvetica-CondensedBlack" svg:font-family="Helvetica-CondensedBlack" style:font-adornments="Negra" style:font-pitch="variable"/>
    <style:font-face style:name="Helvetica-CondensedBlack1" svg:font-family="Helvetica-CondensedBlack" style:font-adornments="Negra cursiva" style:font-pitch="variable"/>
    <style:font-face style:name="Times New Roman" svg:font-family="'Times New Roman'" style:font-family-generic="roman" style:font-pitch="variable"/>
    <style:font-face style:name="Helvetica1" svg:font-family="Helvetica" style:font-adornments="Negrita" style:font-family-generic="swiss" style:font-pitch="variable"/>
    <style:font-face style:name="Helvetica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95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.893cm"/>
    </style:style>
    <style:style style:name="Tabla1.B" style:family="table-column">
      <style:table-column-properties style:column-width="15.1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ddddd" fo:padding="0.097cm" fo:border="0.05pt solid #000000" style:writing-mode="page">
        <style:background-image/>
      </style:table-cell-properties>
    </style:style>
    <style:style style:name="Tabla1.3" style:family="table-row">
      <style:table-row-properties style:min-row-height="0.527cm" fo:keep-together="auto"/>
    </style:style>
    <style:style style:name="P1" style:family="paragraph" style:parent-style-name="Header">
      <style:text-properties style:font-name="Clarendon LT Std"/>
    </style:style>
    <style:style style:name="P2" style:family="paragraph" style:parent-style-name="Standard">
      <style:text-properties officeooo:rsid="00477490" officeooo:paragraph-rsid="0047749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a_20_-_20_encabezado">
      <style:paragraph-properties fo:text-align="start" style:justify-single-word="fals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officeooo:rsid="00498c37" officeooo:paragraph-rsid="00498c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officeooo:rsid="00498c37" officeooo:paragraph-rsid="00498c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text-properties officeooo:rsid="003dcbec" officeooo:paragraph-rsid="004a7e37"/>
    </style:style>
    <style:style style:name="P8" style:family="paragraph" style:parent-style-name="Heading_20_1">
      <style:text-properties style:font-name="Helvetica-CondensedBlack" fo:font-size="18.8999996185303pt" fo:font-weight="900" officeooo:rsid="00486779" officeooo:paragraph-rsid="00486779" style:font-name-asian="WenQuanYi Micro Hei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3">
      <style:text-properties style:font-name="Helvetica-Black" fo:font-size="14.6999998092651pt" fo:font-style="italic" fo:font-weight="900" officeooo:rsid="00477490" officeooo:paragraph-rsid="00477490" style:font-name-asian="WenQuanYi Micro Hei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text-properties officeooo:rsid="004a7e37" officeooo:paragraph-rsid="004a7e37"/>
    </style:style>
    <style:style style:name="P14" style:family="paragraph" style:parent-style-name="Text_20_body" style:list-style-name="L5"/>
    <style:style style:name="T1" style:family="text">
      <style:text-properties fo:font-style="italic" fo:font-weight="normal" officeooo:rsid="003812c6" style:font-style-asian="italic" style:font-weight-asian="normal" style:font-style-complex="italic" style:font-weight-complex="normal"/>
    </style:style>
    <style:style style:name="T2" style:family="text">
      <style:text-properties style:font-name="Helvetica-CondensedBlack1" fo:font-size="12pt" fo:font-style="italic" fo:font-weight="normal" officeooo:rsid="00477490" style:font-name-asian="WenQuanYi Micro Hei" style:font-size-asian="12pt" style:font-style-asian="italic" style:font-weight-asian="normal" style:font-name-complex="Lohit Devanagari" style:font-size-complex="28pt" style:font-style-complex="italic" style:font-weight-complex="normal"/>
    </style:style>
    <style:style style:name="T3" style:family="text">
      <style:text-properties style:font-name="Helvetica-CondensedBlack1" fo:font-size="16.1000003814697pt" fo:font-style="italic" fo:font-weight="900" officeooo:rsid="00477490" style:font-name-asian="WenQuanYi Micro Hei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officeooo:rsid="00486779"/>
    </style:style>
    <style:style style:name="T5" style:family="text">
      <style:text-properties officeooo:rsid="004a7e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MR – </text:span><text:span text:style-name="T2">Seguridad Informática</text:span></text:p>
      <text:h text:style-name="Heading_20_2" text:outline-level="2">UT N.º <text:span text:style-name="T3">1</text:span> – <text:span text:style-name="T3">Introducción a la seguridad informática</text:span></text:h>
      <table:table table:name="Tabla1" table:style-name="Tabla1" table:template-name="Tabla - encabezado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Actividad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5">Uso de KeepassX</text:p>
          </table:table-cell>
        </table:table-row>
        <table:table-row table:style-name="Tabla1.3">
          <table:table-cell table:style-name="Tabla1.A1" table:number-columns-spanned="2" office:value-type="string">
            <text:p text:style-name="P4">Requisitos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list xml:id="list2762540543" text:style-name="L1">
              <text:list-item>
                <text:p text:style-name="P10">Tener KeepassX instalado</text:p>
              </text:list-item>
            </text:list>
          </table:table-cell>
          <table:covered-table-cell/>
        </table:table-row>
      </table:table>
      <text:h text:style-name="P7" text:outline-level="1"><text:span text:style-name="T5">Planteamiento</text:span></text:h>
      <text:p text:style-name="P13">Vamos a usar un administrador de contraseñas, KeepassX, para crear y almacenar nuestras contraseñas.</text:p>
      <text:h text:style-name="P7" text:outline-level="1">Desarrollo</text:h>
      <text:list xml:id="list1056010633" text:style-name="L5">
        <text:list-item>
          <text:p text:style-name="P14">Abre la aplicación KeepassX.</text:p>
        </text:list-item>
        <text:list-item>
          <text:p text:style-name="P14">Crea una base de datos de co<text:span text:style-name="T4">nt</text:span>raseñas nueva. <text:span text:style-name="T4">¡Ponle una buena contraseña!</text:span></text:p>
        </text:list-item>
        <text:list-item>
          <text:p text:style-name="P14">Añade una contraseña nueva para algún sitio web. Usa una contraseña que ya conozcas y uses, o deja que KeepassX genere una contraseña.</text:p>
        </text:list-item>
        <text:list-item>
          <text:p text:style-name="P14">Guarda la contraseña, y luego guarda la base de datos recién creada.</text:p>
        </text:list-item>
      </text:list>
      <text:p text:style-name="P2"/>
      <text:h text:style-name="P8" text:outline-level="1">Ampliación optativa</text:h>
      <text:list xml:id="list978770409" text:style-name="L3">
        <text:list-item>
          <text:p text:style-name="P11">Llévate el archivo con la base de datos de contraseñas a casa, instala KeepassX en tu ordenador de casa, y abre la base de datos. ¿Puedes acceder a las mismas contraseñas?</text:p>
        </text:list-item>
      </text:list>
      <text:h text:style-name="Heading_20_3" text:outline-level="3"/>
      <text:h text:style-name="P9" text:outline-level="3">Preguntas</text:h>
      <text:list xml:id="list560229863" text:style-name="L4">
        <text:list-item>
          <text:p text:style-name="P12">¿Cómo puedes configurar el generador de contraseñas de KeepassX para que genere nuevas contraseñas de una longitud dada, o usando los juegos de caracteres que desees (por ejemplo, incluyendo o no caracteres especiales)?</text:p>
        </text:list-item>
        <text:list-item>
          <text:p text:style-name="P12">¿Cómo puedes agrupar las contraseñas por categorías (por ejemplo, contraseñas para redes sociales, contraseñas para servicios de almacenamiento en nube, etcéter<text:tab/>a)?</text:p>
        </text:list-item>
        <text:list-item>
          <text:p text:style-name="P12">¿Podrías guardar la base de datos de contraseñas en un servicio de nube, <text:s/>para poder usarla y acceder a todas tus contraseñas en cualquier sitio?</text:p>
        </text:list-item>
        <text:list-item>
          <text:p text:style-name="P12">¿Puedes usar un archivo llave para mantener tus contraseñas seguras? ¿Qué es eso?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New" svg:font-family="'Courier New'" style:font-adornments="Normal" style:font-family-generic="modern" style:font-pitch="fixed"/>
    <style:font-face style:name="Clarendon LT Std" svg:font-family="'Clarendon LT Std'" style:font-adornments="Bold" style:font-pitch="variable"/>
    <style:font-face style:name="Helvetica-Black" svg:font-family="Helvetica-Black" style:font-adornments="Negra cursiva" style:font-pitch="variable"/>
    <style:font-face style:name="Helvetica-Compressed" svg:font-family="Helvetica-Compressed" style:font-adornments="Roman" style:font-pitch="variable"/>
    <style:font-face style:name="Helvetica-CondensedBlack" svg:font-family="Helvetica-CondensedBlack" style:font-adornments="Negra" style:font-pitch="variable"/>
    <style:font-face style:name="Helvetica-CondensedBlack1" svg:font-family="Helvetica-CondensedBlack" style:font-adornments="Negra cursiva" style:font-pitch="variable"/>
    <style:font-face style:name="Times New Roman" svg:font-family="'Times New Roman'" style:font-family-generic="roman" style:font-pitch="variable"/>
    <style:font-face style:name="Helvetica1" svg:font-family="Helvetica" style:font-adornments="Negrita" style:font-family-generic="swiss" style:font-pitch="variable"/>
    <style:font-face style:name="Helvetica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 fo:line-height="115%">
        <style:tab-stops/>
      </style:paragraph-properties>
      <style:text-properties style:font-name="Liberation Sans1" fo:font-family="'Liberation Sans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style:page-number="auto"/>
      <style:text-properties style:font-name="Helvetica-CondensedBlack" fo:font-family="Helvetica-CondensedBlack" style:font-style-name="Negra" style:font-pitch="variable" fo:font-size="135%" fo:font-weight="9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Helvetica-CondensedBlack1" fo:font-family="Helvetica-CondensedBlack" style:font-style-name="Negra cursiva" style:font-pitch="variable" fo:font-size="115%" fo:font-style="italic" fo:font-weight="9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Helvetica-Black" fo:font-family="Helvetica-Black" style:font-style-name="Negra cursiva" style:font-pitch="variable" fo:font-size="105%" fo:font-style="italic" fo:font-weight="900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Helvetica-Compressed" fo:font-family="Helvetica-Compressed" style:font-style-name="Roman" style:font-pitch="variable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style:font-name="Helvetica-CondensedBlack1" fo:font-family="Helvetica-CondensedBlack" style:font-style-name="Negra cursiva" style:font-pitch="variable" fo:font-size="12pt" fo:font-style="italic" fo:font-weight="900" style:font-size-asian="12pt" style:font-weight-asian="bold" style:font-size-complex="28pt" style:font-weight-complex="bold"/>
    </style:style>
    <style:style style:name="Tabla_20_-_20_encabezado" style:display-name="Tabla - encabezado" style:family="paragraph" style:parent-style-name="Table_20_Contents" style:next-style-name="Table_20_Contents" style:master-page-name="">
      <style:paragraph-properties fo:text-align="start" style:justify-single-word="false" style:page-number="auto"/>
      <style:text-properties fo:font-variant="small-caps" fo:font-weight="bold" style:font-name-asian="Helvetica1" style:font-family-asian="Helvetica" style:font-style-name-asian="Negrita" style:font-family-generic-asian="swiss" style:font-pitch-asian="variable" style:font-size-asian="10.5pt" style:font-weight-asian="bold"/>
    </style:style>
    <style:style style:name="Config" style:family="paragraph" style:parent-style-name="Text_20_body">
      <style:text-properties officeooo:rsid="0041499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nfig" style:family="text">
      <style:text-properties fo:color="#000000" style:text-outline="false" style:font-name="Courier New" fo:font-family="'Courier New'" style:font-style-name="Normal" style:font-family-generic="modern" style:font-pitch="fixed" fo:font-size="11pt" fo:text-shadow="none" fo:font-weight="normal" fo:background-color="transparent" style:font-size-asian="10.5pt" style:text-emphasize="none" style:text-combine="none" loext:padding="0.199cm" loext:border="non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a_20_-_20_encabezado.1" style:display-name="Tabla - encabezado.1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2" style:display-name="Tabla - encabezado.2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3" style:display-name="Tabla - encabezado.3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4" style:display-name="Tabla - encabezado.4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5" style:display-name="Tabla - encabezado.5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6" style:display-name="Tabla - encabezado.6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7" style:display-name="Tabla - encabezado.7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8" style:display-name="Tabla - encabezado.8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9" style:display-name="Tabla - encabezado.9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0" style:display-name="Tabla - encabezado.10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1" style:display-name="Tabla - encabezado.11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2" style:display-name="Tabla - encabezado.12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3" style:display-name="Tabla - encabezado.13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4" style:display-name="Tabla - encabezado.14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5" style:display-name="Tabla - encabezado.15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style:style style:name="Tabla_20_-_20_encabezado.16" style:display-name="Tabla - encabezado.16" style:family="table-cell">
      <style:table-cell-properties fo:background-color="#dddddd" fo:border-left="0.06pt solid #000000" fo:border-right="0.06pt solid #000000" fo:border-top="0.06pt solid #000000" fo:border-bottom="0.06pt solid #000000"/>
      <style:text-properties style:use-window-font-color="true" style:font-name="Helvetica" fo:font-family="Helvetica" style:font-style-name="Normal" style:font-family-generic="swiss" style:font-size-asian="10.5pt" style:font-name-asian="Droid Sans" style:font-family-asian="'Droid Sans'" style:font-name-complex="Lohit Hindi" style:font-family-complex="'Lohit Hindi'"/>
    </style:style>
    <table:table-template table:name="Tabla - encabezado" table:first-row-end-column="row" table:first-row-start-column="row" table:last-row-end-column="row" table:last-row-start-column="row">
      <table:first-row table:style-name="Tabla_20_-_20_encabezado.1"/>
      <table:last-row table:style-name="Tabla_20_-_20_encabezado.2"/>
      <table:first-column table:style-name="Tabla_20_-_20_encabezado.3"/>
      <table:last-column table:style-name="Tabla_20_-_20_encabezado.4"/>
      <table:body table:style-name="Tabla_20_-_20_encabezado.9"/>
      <table:even-rows table:style-name="Tabla_20_-_20_encabezado.5"/>
      <table:odd-rows table:style-name="Tabla_20_-_20_encabezado.6"/>
      <table:even-columns table:style-name="Tabla_20_-_20_encabezado.7"/>
      <table:odd-columns table:style-name="Tabla_20_-_20_encabezado.8"/>
      <table:background table:style-name="Tabla_20_-_20_encabezado.10"/>
      <loext:first-row-even-column table:style-name="Tabla_20_-_20_encabezado.15"/>
      <loext:last-row-even-column table:style-name="Tabla_20_-_20_encabezado.16"/>
      <loext:first-row-end-column table:style-name="Tabla_20_-_20_encabezado.12"/>
      <loext:first-row-start-column table:style-name="Tabla_20_-_20_encabezado.11"/>
      <loext:last-row-end-column table:style-name="Tabla_20_-_20_encabezado.14"/>
      <loext:last-row-start-column table:style-name="Tabla_20_-_20_encabezado.13"/>
    </table:table-template>
  </office:styles>
  <office:automatic-styles>
    <style:style style:name="MP1" style:family="paragraph" style:parent-style-name="Header">
      <style:text-properties style:font-name="Clarendon LT St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04cm" svg:y="-0.392cm" svg:width="4.145cm" svg:height="1.092cm" draw:z-index="1"><draw:image xlink:href="Pictures/10000201000004F20000014DECD2904D88868E18.png" xlink:type="simple" xlink:show="embed" xlink:actuate="onLoad" loext:mime-type="image/png"/></draw:frame><draw:frame draw:style-name="Mfr1" draw:name="Imagen2" text:anchor-type="paragraph" svg:x="14.333cm" svg:y="-1.03cm" svg:width="3.2cm" svg:height="2.004cm" draw:z-index="3"><draw:image xlink:href="Pictures/1000000000000A260000065AA15A98761543D762.jpg" xlink:type="simple" xlink:show="embed" xlink:actuate="onLoad" loext:mime-type="image/jpeg"/></draw:frame></text:p>
        <text:p text:style-name="Header"/>
      </style:head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o Garay</meta:initial-creator>
    <meta:creation-date>2012-10-28T19:10:52</meta:creation-date>
    <dc:date>2020-09-19T10:43:52.674303857</dc:date>
    <meta:editing-duration>PT3H31M43S</meta:editing-duration>
    <meta:editing-cycles>41</meta:editing-cycles>
    <meta:generator>LibreOffice/6.4.5.2$Linux_X86_64 LibreOffice_project/40$Build-2</meta:generator>
    <meta:print-date>2020-02-27T10:18:07.850107949</meta:print-date>
    <dc:creator>Julio Garay</dc:creator>
    <meta:document-statistic meta:table-count="1" meta:image-count="2" meta:object-count="0" meta:page-count="2" meta:paragraph-count="21" meta:word-count="224" meta:character-count="1388" meta:non-whitespace-character-count="1192"/>
  </office:meta>
</office:document-meta>
</file>